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A40000089876A1F65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8.5in" svg:height="11in" draw:z-index="0"><draw:image xlink:href="Pictures/10000000000006A40000089876A1F65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rge Mare</meta:initial-creator>
    <meta:creation-date>2008-03-19T13:09:57</meta:creation-date>
    <dc:creator>Jorge Mare</dc:creator>
    <dc:date>2008-03-19T14:40:45</dc:date>
    <meta:editing-cycles>2</meta:editing-cycles>
    <meta:editing-duration>PT1M57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0" meta:word-count="0" meta:character-count="0"/>
  </office:meta>
</office:document-meta>
</file>